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journal</text:p>
          </table:table-cell>
          <table:table-cell office:value-type="string">
            <text:p>ajout/edition/suppression de la liste des contacts externes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mail</text:p>
          </table:table-cell>
          <table:table-cell office:value-type="string">
            <text:p>html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mail</text:p>
          </table:table-cell>
          <table:table-cell office:value-type="string">
            <text:p>cartouche identifiants <text:s/>/ nouveau compte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mail</text:p>
          </table:table-cell>
          <table:table-cell office:value-type="string">
            <text:p>image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rapport d'activité – HTML</text:p>
          </table:table-cell>
          <table:table-cell/>
          <table:table-cell office:value-type="string">
            <text:p>done</text:p>
          </table:table-cell>
        </table:table-row>
        <table:table-row table:style-name="ro1">
          <table:table-cell office:value-type="string">
            <text:p>rapport de contacts – HTML</text:p>
          </table:table-cell>
          <table:table-cell table:number-columns-repeated="2"/>
        </table:table-row>
        <table:table-row table:style-name="ro1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1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2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sécu</text:p>
          </table:table-cell>
          <table:table-cell office:value-type="string">
            <text:p>contrôle d'accès dans la webapp, tous les points d'entrée controlent l'utilisation du bon couple token/user mis à l'identifica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Contact externe</text:p>
          </table:table-cell>
          <table:table-cell office:value-type="string">
            <text:p>edition/ajout/suppression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ppel</text:p>
          </table:table-cell>
          <table:table-cell office:value-type="string">
            <text:p>Mettre à jour le site web</text:p>
          </table:table-cell>
          <table:table-cell/>
        </table:table-row>
        <table:table-row table:style-name="ro1">
          <table:table-cell office:value-type="string">
            <text:p>Rappel</text:p>
          </table:table-cell>
          <table:table-cell office:value-type="string">
            <text:p>Rappeler un contact</text:p>
          </table:table-cell>
          <table:table-cell/>
        </table:table-row>
        <table:table-row table:style-name="ro1">
          <table:table-cell office:value-type="string">
            <text:p>Rappel</text:p>
          </table:table-cell>
          <table:table-cell office:value-type="string">
            <text:p>Journal -&gt; entretien</text:p>
          </table:table-cell>
          <table:table-cell/>
        </table:table-row>
        <table:table-row table:style-name="ro1">
          <table:table-cell office:value-type="string">
            <text:p>Rappel</text:p>
          </table:table-cell>
          <table:table-cell office:value-type="string">
            <text:p>Journal -&gt; rappeler par téléph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Journal</text:p>
          </table:table-cell>
          <table:table-cell office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1">
          <table:table-cell office:value-type="string">
            <text:p>Journal</text:p>
          </table:table-cell>
          <table:table-cell office:value-type="string">
            <text:p>« Action faite » uniquement pour le type d'action qui en a l'util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eb – SSL</text:p>
          </table:table-cell>
          <table:table-cell office:value-type="string">
            <text:p>Passeport</text:p>
          </table:table-cell>
          <table:table-cell/>
        </table:table-row>
        <table:table-row table:style-name="ro1">
          <table:table-cell office:value-type="string">
            <text:p>Web – SSL</text:p>
          </table:table-cell>
          <table:table-cell office:value-type="string">
            <text:p>achat d'un certificat SSL</text:p>
          </table:table-cell>
          <table:table-cell/>
        </table:table-row>
        <table:table-row table:style-name="ro2">
          <table:table-cell office:value-type="string">
            <text:p>Web – SSL</text:p>
          </table:table-cell>
          <table:table-cell office:value-type="string">
            <text:p>mise en place du certificat SSL, redirection http =&gt; http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envoyer un message mail</text:p>
          </table:table-cell>
          <table:table-cell/>
        </table:table-row>
        <table:table-row table:style-name="ro1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pport d'activité – PDF</text:p>
          </table:table-cell>
          <table:table-cell table:number-columns-repeated="2"/>
        </table:table-row>
        <table:table-row table:style-name="ro1">
          <table:table-cell office:value-type="string">
            <text:p>rapport de contacts – PDF</text:p>
          </table:table-cell>
          <table:table-cell table:number-columns-repeated="2"/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08:21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0.2.2$Linux_x86 LibreOffice_project/400m0$Build-2</meta:generator>
    <dc:date>2013-10-16T07:10:29</dc:date>
    <meta:editing-duration>P2DT9H32M58S</meta:editing-duration>
    <meta:editing-cycles>13</meta:editing-cycles>
    <meta:document-statistic meta:table-count="3" meta:cell-count="81" meta:object-count="0"/>
  </office:meta>
</office:document-meta>
</file>